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7306in" table:align="margins" fo:background-color="transparent">
        <style:background-image/>
      </style:table-properties>
    </style:style>
    <style:style style:name="Table6.A" style:family="table-column">
      <style:table-column-properties style:column-width="1.4361in" style:rel-column-width="12174*"/>
    </style:style>
    <style:style style:name="Table6.B" style:family="table-column">
      <style:table-column-properties style:column-width="6.2944in" style:rel-column-width="53361*"/>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8"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1.4361in" style:rel-column-width="12174*"/>
    </style:style>
    <style:style style:name="Table8.B" style:family="table-column">
      <style:table-column-properties style:column-width="6.2944in" style:rel-column-width="53361*"/>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8.B1" style:family="table-cell">
      <style:table-cell-properties style:vertical-align="" fo:background-color="#dddddd" fo:padding="0.0382in" fo:border="0.05pt solid #000000" style:writing-mode="page">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style:vertical-align="middle"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style:vertical-align="middle"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style:vertical-align="middle"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style:vertical-align="middle"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5"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4361in" style:rel-column-width="12174*"/>
    </style:style>
    <style:style style:name="Table5.B" style:family="table-column">
      <style:table-column-properties style:column-width="6.2944in" style:rel-column-width="53361*"/>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 fo:background-color="#dddddd" fo:padding="0.0382in" fo:border="0.05pt solid #000000" style:writing-mode="page">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1"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4361in" style:rel-column-width="12174*"/>
    </style:style>
    <style:style style:name="Table1.B" style:family="table-column">
      <style:table-column-properties style:column-width="6.2944in" style:rel-column-width="53361*"/>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dddddd" fo:padding="0.0382in" fo:border="0.05pt solid #000000" style:writing-mode="page">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0" style:family="table">
      <style:table-properties style:width="7.7306in" table:align="margins" fo:background-color="transparent">
        <style:background-image/>
      </style:table-properties>
    </style:style>
    <style:style style:name="Table10.A" style:family="table-column">
      <style:table-column-properties style:column-width="0.5653in" style:rel-column-width="4793*"/>
    </style:style>
    <style:style style:name="Table10.B" style:family="table-column">
      <style:table-column-properties style:column-width="1.4333in" style:rel-column-width="12148*"/>
    </style:style>
    <style:style style:name="Table10.F" style:family="table-column">
      <style:table-column-properties style:column-width="1.4333in" style:rel-column-width="12150*"/>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F1" style:family="table-cell">
      <style:table-cell-properties fo:background-color="#dddddd"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0.05pt solid #000000" fo:border-top="none" fo:border-bottom="0.05pt solid #000000"/>
    </style:style>
    <style:style style:name="Table10.A4" style:family="table-cell">
      <style:table-cell-properties style:vertical-align="middle"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0.05pt solid #000000" fo:border-top="none" fo:border-bottom="0.05pt solid #000000"/>
    </style:style>
    <style:style style:name="Table10.A5" style:family="table-cell">
      <style:table-cell-properties style:vertical-align="middle"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0.05pt solid #000000" fo:border-top="none" fo:border-bottom="0.05pt solid #000000"/>
    </style:style>
    <style:style style:name="Table10.A6" style:family="table-cell">
      <style:table-cell-properties style:vertical-align="middle"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0.05pt solid #000000" fo:border-top="none" fo:border-bottom="0.05pt solid #000000"/>
    </style:style>
    <style:style style:name="Table10.A7" style:family="table-cell">
      <style:table-cell-properties style:vertical-align="middle"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0.05pt solid #000000" fo:border-top="none" fo:border-bottom="0.05pt solid #000000"/>
    </style:style>
    <style:style style:name="Table10.A8" style:family="table-cell">
      <style:table-cell-properties style:vertical-align="middle"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893cc2e"/>
    </style:style>
    <style:style style:name="P2" style:family="paragraph" style:parent-style-name="Standard">
      <style:text-properties officeooo:paragraph-rsid="08956906"/>
    </style:style>
    <style:style style:name="P3" style:family="paragraph" style:parent-style-name="Standard">
      <style:text-properties officeooo:rsid="0955ccc0" officeooo:paragraph-rsid="08b988f8"/>
    </style:style>
    <style:style style:name="P4" style:family="paragraph" style:parent-style-name="Standard">
      <style:text-properties officeooo:rsid="07fc6d15" officeooo:paragraph-rsid="08ece80f"/>
    </style:style>
    <style:style style:name="P5" style:family="paragraph" style:parent-style-name="Standard">
      <style:text-properties officeooo:rsid="07fc6d15" officeooo:paragraph-rsid="08edc716"/>
    </style:style>
    <style:style style:name="P6" style:family="paragraph" style:parent-style-name="Standard">
      <style:text-properties officeooo:rsid="005282c7" officeooo:paragraph-rsid="08e7b1fa"/>
    </style:style>
    <style:style style:name="P7" style:family="paragraph" style:parent-style-name="Standard">
      <style:text-properties officeooo:paragraph-rsid="08e7b1fa"/>
    </style:style>
    <style:style style:name="P8" style:family="paragraph" style:parent-style-name="Standard">
      <style:text-properties officeooo:paragraph-rsid="08e8eade"/>
    </style:style>
    <style:style style:name="P9" style:family="paragraph" style:parent-style-name="Standard">
      <style:text-properties officeooo:paragraph-rsid="08edc716"/>
    </style:style>
    <style:style style:name="P10" style:family="paragraph" style:parent-style-name="Material_20_Definition">
      <style:text-properties fo:font-size="8pt" fo:font-style="italic" fo:font-weight="normal" officeooo:rsid="083f23a3" officeooo:paragraph-rsid="087ca671" style:font-size-asian="7pt" style:font-style-asian="italic" style:font-weight-asian="normal" style:font-size-complex="8pt" style:font-style-complex="italic" style:font-weight-complex="normal"/>
    </style:style>
    <style:style style:name="P11" style:family="paragraph" style:parent-style-name="Material_20_Definition">
      <style:text-properties fo:font-size="8pt" fo:font-style="italic" fo:font-weight="normal" officeooo:rsid="083f23a3" officeooo:paragraph-rsid="084a8e05" style:font-size-asian="7pt" style:font-style-asian="italic" style:font-weight-asian="normal" style:font-size-complex="8pt" style:font-style-complex="italic" style:font-weight-complex="normal"/>
    </style:style>
    <style:style style:name="P12" style:family="paragraph" style:parent-style-name="Material_20_Definition">
      <style:text-properties fo:font-size="8pt" fo:font-style="italic" fo:font-weight="normal" officeooo:rsid="0816bacf" officeooo:paragraph-rsid="08e7b1fa" style:font-size-asian="7pt" style:font-style-asian="italic" style:font-weight-asian="normal" style:font-size-complex="8pt" style:font-style-complex="italic" style:font-weight-complex="normal"/>
    </style:style>
    <style:style style:name="P13" style:family="paragraph" style:parent-style-name="Material_20_Definition">
      <style:text-properties fo:font-size="8pt" fo:font-style="italic" fo:font-weight="normal" officeooo:rsid="08063a6e" officeooo:paragraph-rsid="0883377c" style:font-size-asian="7pt" style:font-style-asian="italic" style:font-weight-asian="normal" style:font-size-complex="8pt" style:font-style-complex="italic" style:font-weight-complex="normal"/>
    </style:style>
    <style:style style:name="P14" style:family="paragraph" style:parent-style-name="Material_20_Definition">
      <style:text-properties fo:font-size="8pt" fo:font-style="italic" fo:font-weight="normal" officeooo:rsid="08063a6e" officeooo:paragraph-rsid="08ece80f" style:font-size-asian="7pt" style:font-style-asian="italic" style:font-weight-asian="normal" style:font-size-complex="8pt" style:font-style-complex="italic" style:font-weight-complex="normal"/>
    </style:style>
    <style:style style:name="P15" style:family="paragraph" style:parent-style-name="Material_20_Definition">
      <style:text-properties fo:font-size="8pt" fo:font-style="italic" fo:font-weight="normal" officeooo:rsid="082319b7" officeooo:paragraph-rsid="0883377c" style:font-size-asian="7pt" style:font-style-asian="italic" style:font-weight-asian="normal" style:font-size-complex="8pt" style:font-style-complex="italic" style:font-weight-complex="normal"/>
    </style:style>
    <style:style style:name="P16" style:family="paragraph" style:parent-style-name="Material_20_Definition">
      <style:text-properties fo:font-size="8pt" fo:font-style="italic" fo:font-weight="normal" officeooo:rsid="082319b7" officeooo:paragraph-rsid="08ecf1b4" style:font-size-asian="7pt" style:font-style-asian="italic" style:font-weight-asian="normal" style:font-size-complex="8pt" style:font-style-complex="italic" style:font-weight-complex="normal"/>
    </style:style>
    <style:style style:name="P17" style:family="paragraph" style:parent-style-name="Material_20_Definition">
      <style:text-properties fo:font-size="8pt" fo:font-style="italic" fo:font-weight="normal" officeooo:rsid="08abd760" officeooo:paragraph-rsid="08abd760" style:font-size-asian="7pt" style:font-style-asian="italic" style:font-weight-asian="normal" style:font-size-complex="8pt" style:font-style-complex="italic" style:font-weight-complex="normal"/>
    </style:style>
    <style:style style:name="P18" style:family="paragraph" style:parent-style-name="Material_20_Definition">
      <style:text-properties fo:font-size="8pt" fo:font-style="italic" fo:font-weight="normal" officeooo:rsid="0845fef3" officeooo:paragraph-rsid="08edc716" style:font-size-asian="7pt" style:font-style-asian="italic" style:font-weight-asian="normal" style:font-size-complex="8pt" style:font-style-complex="italic" style:font-weight-complex="normal"/>
    </style:style>
    <style:style style:name="P19" style:family="paragraph" style:parent-style-name="Material_20_Definition">
      <style:text-properties fo:font-size="8pt" fo:font-style="italic" fo:font-weight="normal" officeooo:rsid="0852ecf3" officeooo:paragraph-rsid="08a48076" style:font-size-asian="7pt" style:font-style-asian="italic" style:font-weight-asian="normal" style:font-size-complex="8pt" style:font-style-complex="italic" style:font-weight-complex="normal"/>
    </style:style>
    <style:style style:name="P20" style:family="paragraph" style:parent-style-name="Material_20_Definition">
      <style:text-properties fo:font-size="8pt" fo:font-style="italic" fo:font-weight="normal" officeooo:rsid="0852ecf3" officeooo:paragraph-rsid="0851855b" style:font-size-asian="7pt" style:font-style-asian="italic" style:font-weight-asian="normal" style:font-size-complex="8pt" style:font-style-complex="italic" style:font-weight-complex="normal"/>
    </style:style>
    <style:style style:name="P21" style:family="paragraph" style:parent-style-name="Material_20_Definition">
      <style:text-properties fo:font-size="8pt" fo:font-style="italic" fo:font-weight="normal" officeooo:rsid="088e352d" officeooo:paragraph-rsid="08edc716" style:font-size-asian="7pt" style:font-style-asian="italic" style:font-weight-asian="normal" style:font-size-complex="8pt" style:font-style-complex="italic" style:font-weight-complex="normal"/>
    </style:style>
    <style:style style:name="P22" style:family="paragraph" style:parent-style-name="Material_20_Definition">
      <style:text-properties fo:font-size="8pt" fo:font-style="italic" fo:font-weight="normal" officeooo:rsid="084b3e55" officeooo:paragraph-rsid="084dadf2" style:font-size-asian="7pt" style:font-style-asian="italic" style:font-weight-asian="normal" style:font-size-complex="8pt" style:font-style-complex="italic" style:font-weight-complex="normal"/>
    </style:style>
    <style:style style:name="P23" style:family="paragraph" style:parent-style-name="Material_20_Definition">
      <style:text-properties fo:font-size="8pt" fo:font-style="italic" fo:font-weight="normal" officeooo:rsid="084b3e55" officeooo:paragraph-rsid="08580bf4" style:font-size-asian="7pt" style:font-style-asian="italic" style:font-weight-asian="normal" style:font-size-complex="8pt" style:font-style-complex="italic" style:font-weight-complex="normal"/>
    </style:style>
    <style:style style:name="P24" style:family="paragraph" style:parent-style-name="Material_20_Definition">
      <style:text-properties officeooo:paragraph-rsid="08e7b1fa"/>
    </style:style>
    <style:style style:name="P25" style:family="paragraph" style:parent-style-name="Material_20_Definition">
      <style:text-properties officeooo:paragraph-rsid="0883377c"/>
    </style:style>
    <style:style style:name="P26" style:family="paragraph" style:parent-style-name="Material_20_Definition">
      <style:text-properties officeooo:paragraph-rsid="0816d892"/>
    </style:style>
    <style:style style:name="P27" style:family="paragraph" style:parent-style-name="Material_20_Definition">
      <style:text-properties officeooo:paragraph-rsid="08ece80f"/>
    </style:style>
    <style:style style:name="P28" style:family="paragraph" style:parent-style-name="Material_20_Definition">
      <style:text-properties officeooo:paragraph-rsid="084b3e55"/>
    </style:style>
    <style:style style:name="P29" style:family="paragraph" style:parent-style-name="Material_20_Name">
      <style:text-properties fo:font-size="12pt" officeooo:rsid="0800af46" officeooo:paragraph-rsid="087ca671" style:font-size-asian="12pt" style:font-size-complex="12pt"/>
    </style:style>
    <style:style style:name="P30" style:family="paragraph" style:parent-style-name="Material_20_Name">
      <style:text-properties fo:font-size="12pt" officeooo:rsid="0800af46" officeooo:paragraph-rsid="08e7b1fa" style:font-size-asian="12pt" style:font-size-complex="12pt"/>
    </style:style>
    <style:style style:name="P31" style:family="paragraph" style:parent-style-name="Material_20_Name">
      <style:text-properties fo:font-size="12pt" officeooo:rsid="0800af46" officeooo:paragraph-rsid="0883377c" style:font-size-asian="12pt" style:font-size-complex="12pt"/>
    </style:style>
    <style:style style:name="P32" style:family="paragraph" style:parent-style-name="Material_20_Name">
      <style:text-properties fo:font-size="12pt" officeooo:rsid="0800af46" officeooo:paragraph-rsid="0839435b" style:font-size-asian="12pt" style:font-size-complex="12pt"/>
    </style:style>
    <style:style style:name="P33" style:family="paragraph" style:parent-style-name="Material_20_Name">
      <style:text-properties fo:font-size="12pt" officeooo:rsid="0800af46" officeooo:paragraph-rsid="082cdf99" style:font-size-asian="12pt" style:font-size-complex="12pt"/>
    </style:style>
    <style:style style:name="P34" style:family="paragraph" style:parent-style-name="Material_20_Name">
      <style:text-properties fo:font-size="12pt" officeooo:rsid="0800af46" officeooo:paragraph-rsid="0880017c" style:font-size-asian="12pt" style:font-size-complex="12pt"/>
    </style:style>
    <style:style style:name="P35" style:family="paragraph" style:parent-style-name="Material_20_Name">
      <style:text-properties fo:font-size="12pt" officeooo:rsid="0800af46" officeooo:paragraph-rsid="08ece80f" style:font-size-asian="12pt" style:font-size-complex="12pt"/>
    </style:style>
    <style:style style:name="P36" style:family="paragraph" style:parent-style-name="Material_20_Name">
      <style:text-properties fo:font-size="12pt" officeooo:rsid="0800af46" officeooo:paragraph-rsid="08ecf1b4" style:font-size-asian="12pt" style:font-size-complex="12pt"/>
    </style:style>
    <style:style style:name="P37" style:family="paragraph" style:parent-style-name="Material_20_Name">
      <style:text-properties fo:font-size="12pt" officeooo:rsid="0800af46" officeooo:paragraph-rsid="08edc716" style:font-size-asian="12pt" style:font-size-complex="12pt"/>
    </style:style>
    <style:style style:name="P38" style:family="paragraph" style:parent-style-name="Material_20_Name">
      <style:text-properties fo:font-size="12pt" officeooo:rsid="0800af46" officeooo:paragraph-rsid="084b3e55" style:font-size-asian="12pt" style:font-size-complex="12pt"/>
    </style:style>
    <style:style style:name="P39" style:family="paragraph" style:parent-style-name="Material_20_Name">
      <style:text-properties fo:font-size="12pt" officeooo:rsid="0800af46" officeooo:paragraph-rsid="084a8e05" style:font-size-asian="12pt" style:font-size-complex="12pt"/>
    </style:style>
    <style:style style:name="P40" style:family="paragraph" style:parent-style-name="Material_20_Name">
      <style:text-properties fo:font-size="12pt" officeooo:rsid="0800af46" officeooo:paragraph-rsid="08580bf4" style:font-size-asian="12pt" style:font-size-complex="12pt"/>
    </style:style>
    <style:style style:name="P41" style:family="paragraph" style:parent-style-name="Material_20_Name">
      <style:text-properties fo:font-size="12pt" officeooo:rsid="0800af46" officeooo:paragraph-rsid="08b988f8" style:font-size-asian="12pt" style:font-size-complex="12pt"/>
    </style:style>
    <style:style style:name="P42" style:family="paragraph" style:parent-style-name="Material_20_Name">
      <style:text-properties fo:font-size="12pt" officeooo:rsid="0800af46" officeooo:paragraph-rsid="09025fc0" style:font-size-asian="12pt" style:font-size-complex="12pt"/>
    </style:style>
    <style:style style:name="P43" style:family="paragraph" style:parent-style-name="Material_20_Name">
      <style:text-properties fo:font-size="12pt" officeooo:rsid="0800af46" officeooo:paragraph-rsid="09061af4" style:font-size-asian="12pt" style:font-size-complex="12pt"/>
    </style:style>
    <style:style style:name="P44" style:family="paragraph" style:parent-style-name="Material_20_Name">
      <style:text-properties fo:font-size="12pt" officeooo:rsid="0800af46" officeooo:paragraph-rsid="09082239" style:font-size-asian="12pt" style:font-size-complex="12pt"/>
    </style:style>
    <style:style style:name="P45" style:family="paragraph" style:parent-style-name="Material_20_Name">
      <style:text-properties fo:font-size="12pt" officeooo:rsid="0800af46" officeooo:paragraph-rsid="0908c478" style:font-size-asian="12pt" style:font-size-complex="12pt"/>
    </style:style>
    <style:style style:name="P46" style:family="paragraph" style:parent-style-name="Material_20_Name">
      <style:text-properties fo:font-size="12pt" officeooo:rsid="0851855b" officeooo:paragraph-rsid="08a48076" style:font-size-asian="12pt" style:font-size-complex="12pt"/>
    </style:style>
    <style:style style:name="P47" style:family="paragraph" style:parent-style-name="Material_20_Name">
      <style:text-properties fo:font-size="12pt" officeooo:rsid="0851855b" officeooo:paragraph-rsid="09061af4" style:font-size-asian="12pt" style:font-size-complex="12pt"/>
    </style:style>
    <style:style style:name="P48" style:family="paragraph" style:parent-style-name="Material_20_Name">
      <style:text-properties fo:font-size="12pt" officeooo:rsid="0851855b" officeooo:paragraph-rsid="0908c478" style:font-size-asian="12pt" style:font-size-complex="12pt"/>
    </style:style>
    <style:style style:name="P49" style:family="paragraph" style:parent-style-name="Material_20_Name">
      <style:text-properties fo:font-size="12pt" officeooo:rsid="09061af4" officeooo:paragraph-rsid="0908c478" style:font-size-asian="12pt" style:font-size-complex="12pt"/>
    </style:style>
    <style:style style:name="P50" style:family="paragraph" style:parent-style-name="Material_20_Name">
      <style:text-properties fo:font-size="12pt" officeooo:rsid="0908c478" officeooo:paragraph-rsid="0908c478" style:font-size-asian="12pt" style:font-size-complex="12pt"/>
    </style:style>
    <style:style style:name="P51" style:family="paragraph" style:parent-style-name="Material_20_Name">
      <style:text-properties fo:font-size="12pt" fo:font-weight="bold" officeooo:rsid="0908c478" officeooo:paragraph-rsid="0908c478" style:font-size-asian="12pt" style:font-weight-asian="bold" style:font-size-complex="12pt" style:font-weight-complex="bold"/>
    </style:style>
    <style:style style:name="P52" style:family="paragraph" style:parent-style-name="Material_20_Name">
      <style:text-properties officeooo:paragraph-rsid="08e7b1fa"/>
    </style:style>
    <style:style style:name="P53" style:family="paragraph" style:parent-style-name="Material_20_Name">
      <style:text-properties fo:font-size="8pt" fo:font-style="italic" fo:font-weight="normal" officeooo:rsid="08063a6e" officeooo:paragraph-rsid="09025fc0" style:font-size-asian="7pt" style:font-style-asian="italic" style:font-weight-asian="normal" style:font-size-complex="8pt" style:font-style-complex="italic" style:font-weight-complex="normal"/>
    </style:style>
    <style:style style:name="P54" style:family="paragraph" style:parent-style-name="Material_20_Name">
      <style:text-properties fo:font-size="8pt" fo:font-style="italic" fo:font-weight="normal" officeooo:rsid="0816bacf" officeooo:paragraph-rsid="08b988f8" style:font-size-asian="7pt" style:font-style-asian="italic" style:font-weight-asian="normal" style:font-size-complex="8pt" style:font-style-complex="italic" style:font-weight-complex="normal"/>
    </style:style>
    <style:style style:name="P55" style:family="paragraph" style:parent-style-name="Material_20_Name">
      <style:text-properties fo:font-size="8pt" fo:font-style="italic" fo:font-weight="normal" officeooo:rsid="082319b7" officeooo:paragraph-rsid="08b988f8" style:font-size-asian="7pt" style:font-style-asian="italic" style:font-weight-asian="normal" style:font-size-complex="8pt" style:font-style-complex="italic" style:font-weight-complex="normal"/>
    </style:style>
    <style:style style:name="P56" style:family="paragraph" style:parent-style-name="Material_20_Name">
      <style:text-properties fo:font-size="8pt" fo:font-style="italic" fo:font-weight="normal" officeooo:rsid="083f23a3" officeooo:paragraph-rsid="09082239" style:font-size-asian="7pt" style:font-style-asian="italic" style:font-weight-asian="normal" style:font-size-complex="8pt" style:font-style-complex="italic" style:font-weight-complex="normal"/>
    </style:style>
    <style:style style:name="P57" style:family="paragraph" style:parent-style-name="Material_20_Name">
      <style:text-properties fo:font-size="8pt" fo:font-style="italic" fo:font-weight="normal" officeooo:rsid="0845fef3" officeooo:paragraph-rsid="09082239" style:font-size-asian="7pt" style:font-style-asian="italic" style:font-weight-asian="normal" style:font-size-complex="8pt" style:font-style-complex="italic" style:font-weight-complex="normal"/>
    </style:style>
    <style:style style:name="P58" style:family="paragraph" style:parent-style-name="Material_20_Name">
      <style:text-properties fo:font-size="8pt" fo:font-style="italic" fo:font-weight="normal" officeooo:rsid="084b3e55" officeooo:paragraph-rsid="08b988f8" style:font-size-asian="7pt" style:font-style-asian="italic" style:font-weight-asian="normal" style:font-size-complex="8pt" style:font-style-complex="italic" style:font-weight-complex="normal"/>
    </style:style>
    <style:style style:name="P59" style:family="paragraph" style:parent-style-name="Material_20_Name">
      <style:text-properties fo:font-size="8pt" fo:font-style="italic" fo:font-weight="normal" officeooo:rsid="087e247d" officeooo:paragraph-rsid="08b988f8" style:font-size-asian="7pt" style:font-style-asian="italic" style:font-weight-asian="normal" style:font-size-complex="8pt" style:font-style-complex="italic" style:font-weight-complex="normal"/>
    </style:style>
    <style:style style:name="P60" style:family="paragraph" style:parent-style-name="Material_20_Name">
      <style:text-properties fo:font-size="8pt" fo:font-style="italic" fo:font-weight="normal" officeooo:rsid="08b32b52" officeooo:paragraph-rsid="08b988f8" style:font-size-asian="7pt" style:font-style-asian="italic" style:font-weight-asian="normal" style:font-size-complex="8pt" style:font-style-complex="italic" style:font-weight-complex="normal"/>
    </style:style>
    <style:style style:name="P61" style:family="paragraph" style:parent-style-name="Material_20_Name">
      <style:text-properties officeooo:paragraph-rsid="08eaa5f7"/>
    </style:style>
    <style:style style:name="P62" style:family="paragraph" style:parent-style-name="Material_20_Name">
      <style:text-properties officeooo:paragraph-rsid="08b988f8"/>
    </style:style>
    <style:style style:name="P63" style:family="paragraph" style:parent-style-name="Material_20_Name">
      <style:text-properties officeooo:paragraph-rsid="0908c478"/>
    </style:style>
    <style:style style:name="P64" style:family="paragraph" style:parent-style-name="Table_20_Contents">
      <style:text-properties fo:font-size="10pt" fo:font-weight="bold" officeooo:rsid="0153a155" officeooo:paragraph-rsid="0845fef3"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fo:font-size="10pt" fo:font-weight="bold" officeooo:rsid="0153a155" officeooo:paragraph-rsid="08e7b1fa"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fo:font-size="10pt" fo:font-weight="bold" officeooo:rsid="0153a155" officeooo:paragraph-rsid="08ece80f" style:font-size-asian="10pt" style:font-weight-asian="bold" style:font-size-complex="10pt" style:font-weight-complex="bold"/>
    </style:style>
    <style:style style:name="P67" style:family="paragraph" style:parent-style-name="Table_20_Contents">
      <style:text-properties fo:font-size="10pt" fo:font-weight="bold" officeooo:rsid="0153a155" officeooo:paragraph-rsid="08e7b1fa" style:font-size-asian="10pt" style:font-weight-asian="bold" style:font-size-complex="10pt" style:font-weight-complex="bold"/>
    </style:style>
    <style:style style:name="P68" style:family="paragraph" style:parent-style-name="Table_20_Contents">
      <style:text-properties fo:font-size="10pt" fo:font-weight="bold" officeooo:rsid="0153a155" officeooo:paragraph-rsid="08ece80f" style:font-size-asian="10pt" style:font-weight-asian="bold" style:font-size-complex="10pt" style:font-weight-complex="bold"/>
    </style:style>
    <style:style style:name="P69" style:family="paragraph" style:parent-style-name="Table_20_Contents">
      <style:text-properties fo:font-size="10pt" fo:font-weight="bold" officeooo:rsid="0153a155" officeooo:paragraph-rsid="08edc716"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fo:font-size="10pt" fo:font-weight="bold" officeooo:rsid="0845fef3" officeooo:paragraph-rsid="0845fef3"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font-size="10pt" fo:font-weight="bold" officeooo:rsid="0845fef3" officeooo:paragraph-rsid="08edc716" style:font-size-asian="10pt" style:font-weight-asian="bold" style:font-size-complex="10pt" style:font-weight-complex="bold"/>
    </style:style>
    <style:style style:name="P72" style:family="paragraph" style:parent-style-name="Table_20_Contents">
      <style:text-properties fo:font-size="10pt" officeooo:rsid="082319b7" officeooo:paragraph-rsid="0883377c" style:font-size-asian="10pt" style:font-size-complex="10pt"/>
    </style:style>
    <style:style style:name="P73" style:family="paragraph" style:parent-style-name="Table_20_Contents">
      <style:text-properties fo:font-size="10pt" officeooo:rsid="086599b9" officeooo:paragraph-rsid="08ecf1b4" style:font-size-asian="10pt" style:font-size-complex="10pt"/>
    </style:style>
    <style:style style:name="P74" style:family="paragraph" style:parent-style-name="Table_20_Contents">
      <style:text-properties fo:font-size="10pt" officeooo:rsid="084a8e05" officeooo:paragraph-rsid="084dadf2" style:font-size-asian="10pt" style:font-size-complex="10pt"/>
    </style:style>
    <style:style style:name="P75" style:family="paragraph" style:parent-style-name="Table_20_Contents">
      <style:text-properties officeooo:paragraph-rsid="087ca671"/>
    </style:style>
    <style:style style:name="P76" style:family="paragraph" style:parent-style-name="Table_20_Contents">
      <style:text-properties officeooo:paragraph-rsid="08e7b1fa"/>
    </style:style>
    <style:style style:name="P77" style:family="paragraph" style:parent-style-name="Table_20_Contents">
      <style:text-properties officeooo:paragraph-rsid="0883377c"/>
    </style:style>
    <style:style style:name="P78" style:family="paragraph" style:parent-style-name="Table_20_Contents">
      <style:text-properties officeooo:paragraph-rsid="08abd760"/>
    </style:style>
    <style:style style:name="P79" style:family="paragraph" style:parent-style-name="Table_20_Contents">
      <style:text-properties officeooo:paragraph-rsid="08eb14cd"/>
    </style:style>
    <style:style style:name="P80" style:family="paragraph" style:parent-style-name="Table_20_Contents">
      <style:text-properties officeooo:paragraph-rsid="0839435b"/>
    </style:style>
    <style:style style:name="P81" style:family="paragraph" style:parent-style-name="Table_20_Contents">
      <style:text-properties officeooo:paragraph-rsid="082b792c"/>
    </style:style>
    <style:style style:name="P82" style:family="paragraph" style:parent-style-name="Table_20_Contents">
      <style:text-properties officeooo:paragraph-rsid="08ece80f"/>
    </style:style>
    <style:style style:name="P83" style:family="paragraph" style:parent-style-name="Table_20_Contents">
      <style:text-properties officeooo:paragraph-rsid="08a48076"/>
    </style:style>
    <style:style style:name="P84" style:family="paragraph" style:parent-style-name="Table_20_Contents">
      <style:text-properties officeooo:paragraph-rsid="084f978a"/>
    </style:style>
    <style:style style:name="P85" style:family="paragraph" style:parent-style-name="Table_20_Contents">
      <style:text-properties officeooo:paragraph-rsid="08edc716"/>
    </style:style>
    <style:style style:name="P86" style:family="paragraph" style:parent-style-name="Table_20_Contents">
      <style:text-properties officeooo:paragraph-rsid="08a5c83c"/>
    </style:style>
    <style:style style:name="P87" style:family="paragraph" style:parent-style-name="Table_20_Contents">
      <style:text-properties officeooo:paragraph-rsid="084a8e05"/>
    </style:style>
    <style:style style:name="P88" style:family="paragraph" style:parent-style-name="Table_20_Contents">
      <style:text-properties officeooo:paragraph-rsid="085ffa36"/>
    </style:style>
    <style:style style:name="P89" style:family="paragraph" style:parent-style-name="Heading_20_2">
      <style:text-properties officeooo:paragraph-rsid="08edc716"/>
    </style:style>
    <style:style style:name="T1" style:family="text">
      <style:text-properties fo:font-size="10pt" officeooo:rsid="08029adb" style:font-size-asian="10pt" style:font-size-complex="10pt"/>
    </style:style>
    <style:style style:name="T2" style:family="text">
      <style:text-properties fo:font-size="10pt" officeooo:rsid="08089d63" style:font-size-asian="10pt" style:font-size-complex="10pt"/>
    </style:style>
    <style:style style:name="T3" style:family="text">
      <style:text-properties fo:font-size="10pt" officeooo:rsid="0816bacf" style:font-size-asian="10pt" style:font-size-complex="10pt"/>
    </style:style>
    <style:style style:name="T4" style:family="text">
      <style:text-properties fo:font-size="10pt" officeooo:rsid="081916ca" style:font-size-asian="10pt" style:font-size-complex="10pt"/>
    </style:style>
    <style:style style:name="T5" style:family="text">
      <style:text-properties fo:font-size="10pt" officeooo:rsid="081a3de6" style:font-size-asian="10pt" style:font-size-complex="10pt"/>
    </style:style>
    <style:style style:name="T6" style:family="text">
      <style:text-properties fo:font-size="10pt" officeooo:rsid="082175ae" style:font-size-asian="10pt" style:font-size-complex="10pt"/>
    </style:style>
    <style:style style:name="T7" style:family="text">
      <style:text-properties fo:font-size="10pt" officeooo:rsid="0821dd54" style:font-size-asian="10pt" style:font-size-complex="10pt"/>
    </style:style>
    <style:style style:name="T8" style:family="text">
      <style:text-properties fo:font-size="10pt" officeooo:rsid="08296295" style:font-size-asian="10pt" style:font-size-complex="10pt"/>
    </style:style>
    <style:style style:name="T9" style:family="text">
      <style:text-properties fo:font-size="10pt" officeooo:rsid="0829a8f8" style:font-size-asian="10pt" style:font-size-complex="10pt"/>
    </style:style>
    <style:style style:name="T10" style:family="text">
      <style:text-properties fo:font-size="10pt" officeooo:rsid="082b792c" style:font-size-asian="10pt" style:font-size-complex="10pt"/>
    </style:style>
    <style:style style:name="T11" style:family="text">
      <style:text-properties fo:font-size="10pt" officeooo:rsid="083a65ca" style:font-size-asian="10pt" style:font-size-complex="10pt"/>
    </style:style>
    <style:style style:name="T12" style:family="text">
      <style:text-properties fo:font-size="10pt" officeooo:rsid="0839435b" style:font-size-asian="10pt" style:font-size-complex="10pt"/>
    </style:style>
    <style:style style:name="T13" style:family="text">
      <style:text-properties fo:font-size="10pt" officeooo:rsid="083af310" style:font-size-asian="10pt" style:font-size-complex="10pt"/>
    </style:style>
    <style:style style:name="T14" style:family="text">
      <style:text-properties fo:font-size="10pt" officeooo:rsid="0845fef3" style:font-size-asian="10pt" style:font-size-complex="10pt"/>
    </style:style>
    <style:style style:name="T15" style:family="text">
      <style:text-properties fo:font-size="10pt" officeooo:rsid="0847e6c1" style:font-size-asian="10pt" style:font-size-complex="10pt"/>
    </style:style>
    <style:style style:name="T16" style:family="text">
      <style:text-properties fo:font-size="10pt" officeooo:rsid="084a8e05" style:font-size-asian="10pt" style:font-size-complex="10pt"/>
    </style:style>
    <style:style style:name="T17" style:family="text">
      <style:text-properties fo:font-size="10pt" officeooo:rsid="084b3e55" style:font-size-asian="10pt" style:font-size-complex="10pt"/>
    </style:style>
    <style:style style:name="T18" style:family="text">
      <style:text-properties fo:font-size="10pt" officeooo:rsid="0854b367" style:font-size-asian="10pt" style:font-size-complex="10pt"/>
    </style:style>
    <style:style style:name="T19" style:family="text">
      <style:text-properties fo:font-size="10pt" officeooo:rsid="084f978a" style:font-size-asian="10pt" style:font-size-complex="10pt"/>
    </style:style>
    <style:style style:name="T20" style:family="text">
      <style:text-properties fo:font-size="10pt" officeooo:rsid="08580bf4" style:font-size-asian="10pt" style:font-size-complex="10pt"/>
    </style:style>
    <style:style style:name="T21" style:family="text">
      <style:text-properties fo:font-size="10pt" officeooo:rsid="085ffa36" style:font-size-asian="10pt" style:font-size-complex="10pt"/>
    </style:style>
    <style:style style:name="T22" style:family="text">
      <style:text-properties fo:font-size="10pt" officeooo:rsid="086007b3" style:font-size-asian="10pt" style:font-size-complex="10pt"/>
    </style:style>
    <style:style style:name="T23" style:family="text">
      <style:text-properties fo:font-size="10pt" officeooo:rsid="0860fa01" style:font-size-asian="10pt" style:font-size-complex="10pt"/>
    </style:style>
    <style:style style:name="T24" style:family="text">
      <style:text-properties fo:font-size="10pt" officeooo:rsid="0861be4e" style:font-size-asian="10pt" style:font-size-complex="10pt"/>
    </style:style>
    <style:style style:name="T25" style:family="text">
      <style:text-properties fo:font-size="10pt" officeooo:rsid="086599b9" style:font-size-asian="10pt" style:font-size-complex="10pt"/>
    </style:style>
    <style:style style:name="T26" style:family="text">
      <style:text-properties fo:font-size="10pt" officeooo:rsid="087ca671" style:font-size-asian="10pt" style:font-size-complex="10pt"/>
    </style:style>
    <style:style style:name="T27" style:family="text">
      <style:text-properties fo:font-size="10pt" officeooo:rsid="087e247d" style:font-size-asian="10pt" style:font-size-complex="10pt"/>
    </style:style>
    <style:style style:name="T28" style:family="text">
      <style:text-properties fo:font-size="10pt" officeooo:rsid="0880017c" style:font-size-asian="10pt" style:font-size-complex="10pt"/>
    </style:style>
    <style:style style:name="T29" style:family="text">
      <style:text-properties fo:font-size="10pt" officeooo:rsid="08805ac5" style:font-size-asian="10pt" style:font-size-complex="10pt"/>
    </style:style>
    <style:style style:name="T30" style:family="text">
      <style:text-properties fo:font-size="10pt" officeooo:rsid="0886517f" style:font-size-asian="10pt" style:font-size-complex="10pt"/>
    </style:style>
    <style:style style:name="T31" style:family="text">
      <style:text-properties fo:font-size="10pt" officeooo:rsid="088809d1" style:font-size-asian="10pt" style:font-size-complex="10pt"/>
    </style:style>
    <style:style style:name="T32" style:family="text">
      <style:text-properties fo:font-size="10pt" officeooo:rsid="088e352d" style:font-size-asian="10pt" style:font-size-complex="10pt"/>
    </style:style>
    <style:style style:name="T33" style:family="text">
      <style:text-properties fo:font-size="10pt" officeooo:rsid="089cab3c" style:font-size-asian="10pt" style:font-size-complex="10pt"/>
    </style:style>
    <style:style style:name="T34" style:family="text">
      <style:text-properties fo:font-size="10pt" officeooo:rsid="089dbfb3" style:font-size-asian="10pt" style:font-size-complex="10pt"/>
    </style:style>
    <style:style style:name="T35" style:family="text">
      <style:text-properties fo:font-size="10pt" officeooo:rsid="088d98fd" style:font-size-asian="10pt" style:font-size-complex="10pt"/>
    </style:style>
    <style:style style:name="T36" style:family="text">
      <style:text-properties fo:font-size="10pt" officeooo:rsid="089ed558" style:font-size-asian="10pt" style:font-size-complex="10pt"/>
    </style:style>
    <style:style style:name="T37" style:family="text">
      <style:text-properties fo:font-size="10pt" officeooo:rsid="089f8e4a" style:font-size-asian="10pt" style:font-size-complex="10pt"/>
    </style:style>
    <style:style style:name="T38" style:family="text">
      <style:text-properties fo:font-size="10pt" officeooo:rsid="089fb047" style:font-size-asian="10pt" style:font-size-complex="10pt"/>
    </style:style>
    <style:style style:name="T39" style:family="text">
      <style:text-properties fo:font-size="10pt" officeooo:rsid="08a48076" style:font-size-asian="10pt" style:font-size-complex="10pt"/>
    </style:style>
    <style:style style:name="T40" style:family="text">
      <style:text-properties fo:font-size="10pt" officeooo:rsid="08a5c83c" style:font-size-asian="10pt" style:font-size-complex="10pt"/>
    </style:style>
    <style:style style:name="T41" style:family="text">
      <style:text-properties fo:font-size="10pt" officeooo:rsid="08a93a1b" style:font-size-asian="10pt" style:font-size-complex="10pt"/>
    </style:style>
    <style:style style:name="T42" style:family="text">
      <style:text-properties fo:font-size="10pt" officeooo:rsid="08abd760" style:font-size-asian="10pt" style:font-size-complex="10pt"/>
    </style:style>
    <style:style style:name="T43" style:family="text">
      <style:text-properties fo:font-size="10pt" officeooo:rsid="08bb746c" style:font-size-asian="10pt" style:font-size-complex="10pt"/>
    </style:style>
    <style:style style:name="T44" style:family="text">
      <style:text-properties fo:font-size="10pt" officeooo:rsid="08bd307f" style:font-size-asian="10pt" style:font-size-complex="10pt"/>
    </style:style>
    <style:style style:name="T45" style:family="text">
      <style:text-properties fo:font-size="10pt" officeooo:rsid="08d60ca7" style:font-size-asian="10pt" style:font-size-complex="10pt"/>
    </style:style>
    <style:style style:name="T46" style:family="text">
      <style:text-properties fo:font-size="10pt" officeooo:rsid="08d7390f" style:font-size-asian="10pt" style:font-size-complex="10pt"/>
    </style:style>
    <style:style style:name="T47" style:family="text">
      <style:text-properties fo:font-size="10pt" officeooo:rsid="08d755a2" style:font-size-asian="10pt" style:font-size-complex="10pt"/>
    </style:style>
    <style:style style:name="T48" style:family="text">
      <style:text-properties fo:font-size="10pt" officeooo:rsid="08d85831" style:font-size-asian="10pt" style:font-size-complex="10pt"/>
    </style:style>
    <style:style style:name="T49" style:family="text">
      <style:text-properties fo:font-size="10pt" officeooo:rsid="08d86f90" style:font-size-asian="10pt" style:font-size-complex="10pt"/>
    </style:style>
    <style:style style:name="T50" style:family="text">
      <style:text-properties fo:font-size="10pt" officeooo:rsid="08dced68" style:font-size-asian="10pt" style:font-size-complex="10pt"/>
    </style:style>
    <style:style style:name="T51" style:family="text">
      <style:text-properties fo:font-size="10pt" officeooo:rsid="08e23d60" style:font-size-asian="10pt" style:font-size-complex="10pt"/>
    </style:style>
    <style:style style:name="T52" style:family="text">
      <style:text-properties fo:font-size="10pt" officeooo:rsid="08e3ddc8" style:font-size-asian="10pt" style:font-size-complex="10pt"/>
    </style:style>
    <style:style style:name="T53" style:family="text">
      <style:text-properties fo:font-size="10pt" officeooo:rsid="08e7b1fa" style:font-size-asian="10pt" style:font-size-complex="10pt"/>
    </style:style>
    <style:style style:name="T54" style:family="text">
      <style:text-properties fo:font-size="10pt" officeooo:rsid="08eaa5f7" style:font-size-asian="10pt" style:font-size-complex="10pt"/>
    </style:style>
    <style:style style:name="T55" style:family="text">
      <style:text-properties fo:font-size="10pt" officeooo:rsid="08eb14cd" style:font-size-asian="10pt" style:font-size-complex="10pt"/>
    </style:style>
    <style:style style:name="T56" style:family="text">
      <style:text-properties fo:font-size="10pt" officeooo:rsid="08ece80f" style:font-size-asian="10pt" style:font-size-complex="10pt"/>
    </style:style>
    <style:style style:name="T57" style:family="text">
      <style:text-properties fo:font-size="10pt" officeooo:rsid="08f0dbdc" style:font-size-asian="10pt" style:font-size-complex="10pt"/>
    </style:style>
    <style:style style:name="T58" style:family="text">
      <style:text-properties fo:font-size="10pt" officeooo:rsid="08f2c14a" style:font-size-asian="10pt" style:font-size-complex="10pt"/>
    </style:style>
    <style:style style:name="T59" style:family="text">
      <style:text-properties fo:font-size="10pt" officeooo:rsid="08f5a142" style:font-size-asian="10pt" style:font-size-complex="10pt"/>
    </style:style>
    <style:style style:name="T60" style:family="text">
      <style:text-properties fo:font-size="10pt" officeooo:rsid="08f75482" style:font-size-asian="10pt" style:font-size-complex="10pt"/>
    </style:style>
    <style:style style:name="T61" style:family="text">
      <style:text-properties fo:font-size="10pt" officeooo:rsid="08f7562f" style:font-size-asian="10pt" style:font-size-complex="10pt"/>
    </style:style>
    <style:style style:name="T62" style:family="text">
      <style:text-properties fo:font-size="10pt" officeooo:rsid="08f83cd9" style:font-size-asian="10pt" style:font-size-complex="10pt"/>
    </style:style>
    <style:style style:name="T63" style:family="text">
      <style:text-properties fo:font-size="10pt" officeooo:rsid="08f8e7d8" style:font-size-asian="10pt" style:font-size-complex="10pt"/>
    </style:style>
    <style:style style:name="T64" style:family="text">
      <style:text-properties fo:font-size="10pt" officeooo:rsid="08fa7cec" style:font-size-asian="10pt" style:font-size-complex="10pt"/>
    </style:style>
    <style:style style:name="T65" style:family="text">
      <style:text-properties fo:font-size="10pt" officeooo:rsid="08fd37a2" style:font-size-asian="10pt" style:font-size-complex="10pt"/>
    </style:style>
    <style:style style:name="T66" style:family="text">
      <style:text-properties fo:font-size="10pt" officeooo:rsid="0900bd37" style:font-size-asian="10pt" style:font-size-complex="10pt"/>
    </style:style>
    <style:style style:name="T67" style:family="text">
      <style:text-properties fo:font-size="10pt" officeooo:rsid="09061af4" style:font-size-asian="10pt" style:font-size-complex="10pt"/>
    </style:style>
    <style:style style:name="T68" style:family="text">
      <style:text-properties fo:font-size="10pt" officeooo:rsid="090793c2" style:font-size-asian="10pt" style:font-size-complex="10pt"/>
    </style:style>
    <style:style style:name="T69" style:family="text">
      <style:text-properties fo:font-size="10pt" officeooo:rsid="090f0c7a" style:font-size-asian="10pt" style:font-size-complex="10pt"/>
    </style:style>
    <style:style style:name="T70" style:family="text">
      <style:text-properties fo:font-size="8pt" fo:font-style="italic" fo:font-weight="normal" officeooo:rsid="0816bacf" style:font-size-asian="7pt" style:font-style-asian="italic" style:font-weight-asian="normal" style:font-size-complex="8pt" style:font-style-complex="italic" style:font-weight-complex="normal"/>
    </style:style>
    <style:style style:name="T71" style:family="text">
      <style:text-properties fo:font-size="8pt" fo:font-style="italic" fo:font-weight="normal" officeooo:rsid="082b792c" style:font-size-asian="7pt" style:font-style-asian="italic" style:font-weight-asian="normal" style:font-size-complex="8pt" style:font-style-complex="italic" style:font-weight-complex="normal"/>
    </style:style>
    <style:style style:name="T72" style:family="text">
      <style:text-properties fo:font-size="8pt" fo:font-style="italic" fo:font-weight="normal" officeooo:rsid="0839435b" style:font-size-asian="7pt" style:font-style-asian="italic" style:font-weight-asian="normal" style:font-size-complex="8pt" style:font-style-complex="italic" style:font-weight-complex="normal"/>
    </style:style>
    <style:style style:name="T73" style:family="text">
      <style:text-properties fo:font-size="8pt" fo:font-style="italic" fo:font-weight="normal" officeooo:rsid="083f23a3" style:font-size-asian="7pt" style:font-style-asian="italic" style:font-weight-asian="normal" style:font-size-complex="8pt" style:font-style-complex="italic" style:font-weight-complex="normal"/>
    </style:style>
    <style:style style:name="T74" style:family="text">
      <style:text-properties fo:font-size="8pt" fo:font-style="italic" fo:font-weight="normal" officeooo:rsid="082175ae" style:font-size-asian="7pt" style:font-style-asian="italic" style:font-weight-asian="normal" style:font-size-complex="8pt" style:font-style-complex="italic" style:font-weight-complex="normal"/>
    </style:style>
    <style:style style:name="T75" style:family="text">
      <style:text-properties fo:font-size="8pt" fo:font-style="italic" fo:font-weight="normal" officeooo:rsid="0821dd54" style:font-size-asian="7pt" style:font-style-asian="italic" style:font-weight-asian="normal" style:font-size-complex="8pt" style:font-style-complex="italic" style:font-weight-complex="normal"/>
    </style:style>
    <style:style style:name="T76" style:family="text">
      <style:text-properties fo:font-size="8pt" fo:font-style="italic" fo:font-weight="normal" officeooo:rsid="087e247d" style:font-size-asian="7pt" style:font-style-asian="italic" style:font-weight-asian="normal" style:font-size-complex="8pt" style:font-style-complex="italic" style:font-weight-complex="normal"/>
    </style:style>
    <style:style style:name="T77" style:family="text">
      <style:text-properties fo:font-size="8pt" fo:font-style="italic" fo:font-weight="normal" officeooo:rsid="084b3e55" style:font-size-asian="7pt" style:font-style-asian="italic" style:font-weight-asian="normal" style:font-size-complex="8pt" style:font-style-complex="italic" style:font-weight-complex="normal"/>
    </style:style>
    <style:style style:name="T78" style:family="text">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T79" style:family="text">
      <style:text-properties fo:font-size="8pt" fo:font-style="italic" fo:font-weight="normal" officeooo:rsid="08183643" style:font-size-asian="7pt" style:font-style-asian="italic" style:font-weight-asian="normal" style:font-size-complex="8pt" style:font-style-complex="italic" style:font-weight-complex="normal"/>
    </style:style>
    <style:style style:name="T80" style:family="text">
      <style:text-properties fo:font-size="8pt" fo:font-style="italic" fo:font-weight="normal" officeooo:rsid="08f3bbf0" style:font-size-asian="7pt" style:font-style-asian="italic" style:font-weight-asian="normal" style:font-size-complex="8pt" style:font-style-complex="italic" style:font-weight-complex="normal"/>
    </style:style>
    <style:style style:name="T81" style:family="text">
      <style:text-properties fo:font-size="8pt" fo:font-style="italic" fo:font-weight="normal" officeooo:rsid="08f49711" style:font-size-asian="7pt" style:font-style-asian="italic" style:font-weight-asian="normal" style:font-size-complex="8pt" style:font-style-complex="italic" style:font-weight-complex="normal"/>
    </style:style>
    <style:style style:name="T82" style:family="text">
      <style:text-properties officeooo:rsid="0816bacf"/>
    </style:style>
    <style:style style:name="T83" style:family="text">
      <style:text-properties fo:font-size="12pt" officeooo:rsid="0800af46" style:font-size-asian="12pt" style:font-size-complex="12pt"/>
    </style:style>
    <style:style style:name="T84" style:family="text">
      <style:text-properties fo:font-size="12pt" officeooo:rsid="08eaa5f7" style:font-size-asian="12pt" style:font-size-complex="12pt"/>
    </style:style>
    <style:style style:name="T85" style:family="text">
      <style:text-properties fo:font-size="12pt" officeooo:rsid="088d98fd" style:font-size-asian="12pt" style:font-size-complex="12pt"/>
    </style:style>
    <style:style style:name="T86" style:family="text">
      <style:text-properties officeooo:rsid="082175ae"/>
    </style:style>
    <style:style style:name="T87" style:family="text">
      <style:text-properties officeooo:rsid="082319b7"/>
    </style:style>
    <style:style style:name="T88" style:family="text">
      <style:text-properties officeooo:rsid="08296295"/>
    </style:style>
    <style:style style:name="T89" style:family="text">
      <style:text-properties officeooo:rsid="082cdf99"/>
    </style:style>
    <style:style style:name="T90" style:family="text">
      <style:text-properties officeooo:rsid="0839435b"/>
    </style:style>
    <style:style style:name="T91" style:family="text">
      <style:text-properties officeooo:rsid="084a8e05"/>
    </style:style>
    <style:style style:name="T92" style:family="text">
      <style:text-properties officeooo:rsid="084b3e55"/>
    </style:style>
    <style:style style:name="T93" style:family="text">
      <style:text-properties officeooo:rsid="084dadf2"/>
    </style:style>
    <style:style style:name="T94" style:family="text">
      <style:text-properties officeooo:rsid="08580bf4"/>
    </style:style>
    <style:style style:name="T95" style:family="text">
      <style:text-properties officeooo:rsid="085db6a1"/>
    </style:style>
    <style:style style:name="T96" style:family="text">
      <style:text-properties officeooo:rsid="0870f313"/>
    </style:style>
    <style:style style:name="T97" style:family="text">
      <style:text-properties officeooo:rsid="087ca671"/>
    </style:style>
    <style:style style:name="T98" style:family="text">
      <style:text-properties officeooo:rsid="087e247d"/>
    </style:style>
    <style:style style:name="T99" style:family="text">
      <style:text-properties officeooo:rsid="0880017c"/>
    </style:style>
    <style:style style:name="T100" style:family="text">
      <style:text-properties officeooo:rsid="0886517f"/>
    </style:style>
    <style:style style:name="T101" style:family="text">
      <style:text-properties officeooo:rsid="088809d1"/>
    </style:style>
    <style:style style:name="T102" style:family="text">
      <style:text-properties officeooo:rsid="088d98fd"/>
    </style:style>
    <style:style style:name="T103" style:family="text">
      <style:text-properties officeooo:rsid="088e352d"/>
    </style:style>
    <style:style style:name="T104" style:family="text">
      <style:text-properties officeooo:rsid="08956906"/>
    </style:style>
    <style:style style:name="T105" style:family="text">
      <style:text-properties officeooo:rsid="08a48076"/>
    </style:style>
    <style:style style:name="T106" style:family="text">
      <style:text-properties officeooo:rsid="08af3a6a"/>
    </style:style>
    <style:style style:name="T107" style:family="text">
      <style:text-properties officeooo:rsid="08b47ca1"/>
    </style:style>
    <style:style style:name="T108" style:family="text">
      <style:text-properties officeooo:rsid="08c42755"/>
    </style:style>
    <style:style style:name="T109" style:family="text">
      <style:text-properties officeooo:rsid="08ecf1b4"/>
    </style:style>
    <style:style style:name="T110" style:family="text">
      <style:text-properties officeooo:rsid="0900bd37"/>
    </style:style>
    <style:style style:name="T111" style:family="text">
      <style:text-properties style:font-name="Liberation Serif" fo:font-size="18pt" fo:font-weight="bold" officeooo:rsid="087273ff" style:font-name-asian="Microsoft YaHei" style:font-size-asian="18pt" style:font-weight-asian="bold" style:font-name-complex="Mangal" style:font-size-complex="18pt" style:font-weight-complex="bold"/>
    </style:style>
    <style:style style:name="T112" style:family="text">
      <style:text-properties style:font-name="Liberation Serif" fo:font-size="18pt" fo:font-weight="bold" officeooo:rsid="0900bd37" style:font-name-asian="Microsoft YaHei" style:font-size-asian="18pt" style:font-weight-asian="bold" style:font-name-complex="Mangal" style:font-size-complex="18pt" style:font-weight-complex="bold"/>
    </style:style>
    <style:style style:name="T113" style:family="text">
      <style:text-properties officeooo:rsid="0904201b"/>
    </style:style>
    <style:style style:name="T114" style:family="text">
      <style:text-properties officeooo:rsid="09061af4"/>
    </style:style>
    <style:style style:name="T115" style:family="text">
      <style:text-properties officeooo:rsid="090f0c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text:span text:style-name="T107">agic Materials</text:span></text:h>
      <text:p text:style-name="P1"/>
      <text:p text:style-name="P2">This <text:span text:style-name="T108">section</text:span> <text:span text:style-name="T104">contains a list of magic materials that can be used in construction, items, alchemy projects, etc.</text:span></text:p>
      <text:p text:style-name="P8"/>
      <text:h text:style-name="Heading_20_2" text:outline-level="2">Magic Metals</text:h>
      <text:p text:style-name="P6"/>
      <table:table table:name="Table6" table:style-name="Table6">
        <table:table-column table:style-name="Table6.A"/>
        <table:table-column table:style-name="Table6.B"/>
        <table:table-row table:style-name="Table6.1">
          <table:table-cell table:style-name="Table6.A1" office:value-type="string">
            <text:p text:style-name="P65">M<text:span text:style-name="T82">etals</text:span></text:p>
          </table:table-cell>
          <table:table-cell table:style-name="Table6.B1" office:value-type="string">
            <text:p text:style-name="P67">Description</text:p>
          </table:table-cell>
        </table:table-row>
        <table:table-row>
          <table:table-cell table:style-name="Table6.A2" office:value-type="string">
            <text:p text:style-name="P30">A<text:span text:style-name="T82">stralite</text:span></text:p>
            <text:p text:style-name="P12">Light Metallic</text:p>
          </table:table-cell>
          <table:table-cell table:style-name="Table6.B2" office:value-type="string">
            <text:p text:style-name="P76"><text:span text:style-name="T1">C</text:span><text:span text:style-name="T53">an b</text:span><text:span text:style-name="T54">e enchanted to lock</text:span><text:span text:style-name="T53"> in place</text:span><text:span text:style-name="T54"> relative to a leyline or the world’s core</text:span><text:span text:style-name="T53">, allowing them to “hover” indefinitely</text:span><text:span text:style-name="T54"> and</text:span><text:span text:style-name="T53"> create floating structures. </text:span><text:span text:style-name="T54">Once locked, the metal is nearly impervious to damage and disenchantment.</text:span></text:p>
          </table:table-cell>
        </table:table-row>
        <table:table-row>
          <table:table-cell table:style-name="Table6.A2" office:value-type="string">
            <text:p text:style-name="P61"><text:span text:style-name="T83">D</text:span><text:span text:style-name="T84">arkbane</text:span></text:p>
            <text:p text:style-name="P25"><text:span text:style-name="T78">B</text:span><text:span text:style-name="T79">lack with Veins</text:span></text:p>
          </table:table-cell>
          <table:table-cell table:style-name="Table6.B7" office:value-type="string">
            <text:p text:style-name="P77"><text:span text:style-name="T5">D</text:span><text:span text:style-name="T54">ark</text:span><text:span text:style-name="T5"> black metal with blood-red, </text:span><text:span text:style-name="T54">corrupted purple,</text:span><text:span text:style-name="T5"> or slime-green veins creeping through it</text:span><text:span text:style-name="T50">. </text:span><text:span text:style-name="T54">Extracted from elder Grimm, making it readily obtainable by strong warriors. It provides very powerful enchanting opportunities, but s</text:span><text:span text:style-name="T55">lowly corrupts the user while attuned</text:span><text:span text:style-name="T54">. It is </text:span><text:span text:style-name="T55">universally</text:span><text:span text:style-name="T54"> illegal to possess.</text:span></text:p>
          </table:table-cell>
        </table:table-row>
        <table:table-row>
          <table:table-cell table:style-name="Table6.A2" office:value-type="string">
            <text:p text:style-name="P32">D<text:span text:style-name="T90">emonite</text:span></text:p>
            <text:p text:style-name="P26"><text:span text:style-name="T70">F</text:span><text:span text:style-name="T71">iery </text:span><text:span text:style-name="T72">Red, Black Veins</text:span></text:p>
          </table:table-cell>
          <table:table-cell table:style-name="Table6.B7" office:value-type="string">
            <text:p text:style-name="P80"><text:span text:style-name="T10">A</text:span><text:span text:style-name="T55">n</text:span><text:span text:style-name="T12"> alloy of Infernos and D</text:span><text:span text:style-name="T55">arkbane that leaves fire in its wake. It is</text:span><text:span text:style-name="T12"> </text:span><text:span text:style-name="T11">considered the most lethal metal, </text:span><text:span text:style-name="T55">and also the most corrupting and illegal</text:span><text:span text:style-name="T12">. </text:span><text:span text:style-name="T11">Boils blood on contact and enchantments can augment its </text:span><text:span text:style-name="T13">threat.</text:span></text:p>
          </table:table-cell>
        </table:table-row>
        <table:table-row>
          <table:table-cell table:style-name="Table6.A2" office:value-type="string">
            <text:p text:style-name="P52">Etherium</text:p>
            <text:p text:style-name="P24">Shiny, Platinum</text:p>
          </table:table-cell>
          <table:table-cell table:style-name="Table6.B7" office:value-type="string">
            <text:p text:style-name="P79"><text:span text:style-name="T1">E</text:span><text:span text:style-name="T3">xcellent at storing and channeling magic. Its color is affected by the energies and spells stored or passing through it. </text:span><text:span text:style-name="T55">It is an optimal choice for magical items, as it makes e</text:span><text:span text:style-name="T3">nchantments </text:span><text:span text:style-name="T33">more flexible and effective.</text:span></text:p>
          </table:table-cell>
        </table:table-row>
        <table:table-row>
          <table:table-cell table:style-name="Table6.A2" office:value-type="string">
            <text:p text:style-name="P33">I<text:span text:style-name="T89">nfernos</text:span></text:p>
            <text:p text:style-name="P26"><text:span text:style-name="T70">F</text:span><text:span text:style-name="T71">iery Red</text:span></text:p>
          </table:table-cell>
          <table:table-cell table:style-name="Table6.B7" office:value-type="string">
            <text:p text:style-name="P81"><text:span text:style-name="T10">Stores and channels fire magic. Can raise enough heat to forge itself and reforms easily with enchantments.</text:span><text:span text:style-name="T2"> </text:span><text:span text:style-name="T10">Trails of fire follow in its wake. </text:span><text:span text:style-name="T2">C</text:span><text:span text:style-name="T10">an incite</text:span><text:span text:style-name="T2"> physical damage </text:span><text:span text:style-name="T10">and burns on contact.</text:span></text:p>
          </table:table-cell>
        </table:table-row>
        <table:table-row>
          <table:table-cell table:style-name="Table6.A2" office:value-type="string">
            <text:p text:style-name="P31">M<text:span text:style-name="T87">agnus</text:span></text:p>
            <text:p text:style-name="P15">Dark Chrome</text:p>
          </table:table-cell>
          <table:table-cell table:style-name="Table6.B7" office:value-type="string">
            <text:p text:style-name="P72">Anchors its position relative to other Magnus, even if airborne. Enchantments can adjust its strength, proportionally affecting its distance. Can easily produce constructs like magnetic lifts and mag-trains.</text:p>
          </table:table-cell>
        </table:table-row>
        <table:table-row>
          <table:table-cell table:style-name="Table6.A2" office:value-type="string">
            <text:p text:style-name="P31">M<text:span text:style-name="T88">ithril</text:span></text:p>
            <text:p text:style-name="P13">B<text:span text:style-name="T88">right Blue</text:span></text:p>
          </table:table-cell>
          <table:table-cell table:style-name="Table6.B9" office:value-type="string">
            <text:p text:style-name="P77"><text:span text:style-name="T4">N</text:span><text:span text:style-name="T8">early invincible, even with only a thin layer. By far the most difficult material to extract and shape; requires m</text:span><text:span text:style-name="T69">any years</text:span><text:span text:style-name="T8"> of effort and smelting in a magical volcano forge. Cannot be reshaped by magic </text:span><text:span text:style-name="T9">alone</text:span><text:span text:style-name="T8">.</text:span></text:p>
          </table:table-cell>
        </table:table-row>
        <table:table-row>
          <table:table-cell table:style-name="Table6.A2" office:value-type="string">
            <text:p text:style-name="P43">N<text:span text:style-name="T114">exflow</text:span></text:p>
            <text:p text:style-name="P17">Yellow Metallic</text:p>
          </table:table-cell>
          <table:table-cell table:style-name="Table6.B9" office:value-type="string">
            <text:p text:style-name="P78"><text:span text:style-name="T42">A yellow metal </text:span><text:span text:style-name="T55">primarily </text:span><text:span text:style-name="T42">used in technology for circuitry and component design. It </text:span><text:span text:style-name="T44">o</text:span><text:span text:style-name="T55">vercomes</text:span><text:span text:style-name="T42"> limitations of physics, allowing computing speeds that c</text:span><text:span text:style-name="T43">ould</text:span><text:span text:style-name="T42"> operate 1</text:span><text:span text:style-name="T51">0</text:span><text:span text:style-name="T69">0</text:span><text:span text:style-name="T51">x faster than available </text:span><text:span text:style-name="T52">hardware</text:span><text:span text:style-name="T51">.</text:span></text:p>
          </table:table-cell>
        </table:table-row>
      </table:table>
      <text:p text:style-name="P7"/>
      <text:h text:style-name="Heading_20_2" text:outline-level="2">M<text:span text:style-name="T96">agic Minerals</text:span></text:h>
      <text:p text:style-name="Standard"/>
      <table:table table:name="Table8" table:style-name="Table8">
        <table:table-column table:style-name="Table8.A"/>
        <table:table-column table:style-name="Table8.B"/>
        <table:table-row table:style-name="Table8.1">
          <table:table-cell table:style-name="Table8.A1" office:value-type="string">
            <text:p text:style-name="P70">Minerals</text:p>
          </table:table-cell>
          <table:table-cell table:style-name="Table8.B1" office:value-type="string">
            <text:p text:style-name="P64">Description</text:p>
          </table:table-cell>
        </table:table-row>
        <table:table-row>
          <table:table-cell table:style-name="Table8.A2" office:value-type="string">
            <text:p text:style-name="P29">A<text:span text:style-name="T97">urostone</text:span></text:p>
            <text:p text:style-name="P10">S<text:span text:style-name="T97">emi-Transparent Gemstone</text:span></text:p>
          </table:table-cell>
          <table:table-cell table:style-name="Table8.B2" office:value-type="string">
            <text:p text:style-name="P75"><text:span text:style-name="T14">A</text:span><text:span text:style-name="T26">uro is a precious, polished, semi-transparent gemstone with an inner aura. It holds magic extremely well, and its aura will adapt to colors that reflect the energies currently stored. Very easy to enchant.</text:span></text:p>
          </table:table-cell>
        </table:table-row>
        <table:table-row>
          <table:table-cell table:style-name="Table8.A3" office:value-type="string">
            <text:p text:style-name="P36">D<text:span text:style-name="T109">ust</text:span></text:p>
            <text:p text:style-name="P16">C<text:span text:style-name="T109">rystals, Varied Colors</text:span></text:p>
          </table:table-cell>
          <table:table-cell table:style-name="Table8.B3" office:value-type="string">
            <text:p text:style-name="P73">C<text:span text:style-name="T109">rystals associated with earth, air, fire, and water. They have subtle effects on their own, but are easier to enchant their respective elements, making them valuable to alchemists.</text:span></text:p>
          </table:table-cell>
        </table:table-row>
        <table:table-row>
          <table:table-cell table:style-name="Table8.A7" office:value-type="string">
            <text:p text:style-name="P46">G<text:span text:style-name="T105">ravity Crystals</text:span></text:p>
            <text:p text:style-name="P19">B<text:span text:style-name="T105">rown, Earth Tone</text:span></text:p>
          </table:table-cell>
          <table:table-cell table:style-name="Table8.B7" office:value-type="string">
            <text:p text:style-name="P83"><text:span text:style-name="T19">G</text:span><text:span text:style-name="T39">enerates powerful gravity forces and fields (like magnetic fields, but gravity). Physical shape and simple enchantments determine how the field is shaped. Can interact with other Gravity Crystals for many uses.</text:span></text:p>
          </table:table-cell>
        </table:table-row>
        <table:table-row>
          <table:table-cell table:style-name="Table8.A7" office:value-type="string">
            <text:p text:style-name="P38">S<text:span text:style-name="T92">tardust</text:span></text:p>
            <text:p text:style-name="P28"><text:span text:style-name="T77">Yellow-S</text:span><text:span text:style-name="T81">park</text:span><text:span text:style-name="T77"> </text:span><text:span text:style-name="T73">C</text:span><text:span text:style-name="T80">rystal</text:span></text:p>
          </table:table-cell>
          <table:table-cell table:style-name="Table8.B7" office:value-type="string">
            <text:p text:style-name="P86"><text:span text:style-name="T57">A </text:span><text:span text:style-name="T58">fifth element of D</text:span><text:span text:style-name="T57">ust </text:span><text:span text:style-name="T59">(electric)</text:span><text:span text:style-name="T57"> </text:span><text:span text:style-name="T58">that generates </text:span><text:span text:style-name="T57">a </text:span><text:span text:style-name="T61">persistent, renewable, </text:span><text:span text:style-name="T57">clean source of </text:span><text:span text:style-name="T60">free</text:span><text:span text:style-name="T57"> energy</text:span><text:span text:style-name="T58">. It is over</text:span><text:span text:style-name="T57"> </text:span><text:span text:style-name="T40">1</text:span><text:span text:style-name="T58">0</text:span><text:span text:style-name="T40">00</text:span><text:span text:style-name="T41">x</text:span><text:span text:style-name="T40"> more efficient than </text:span><text:span text:style-name="T58">non-renewable </text:span><text:span text:style-name="T40">sources. </text:span><text:span text:style-name="T62">A</text:span><text:span text:style-name="T58"> m</text:span><text:span text:style-name="T63">arble-sized</text:span><text:span text:style-name="T58"> crystal can power </text:span><text:span text:style-name="T62">most</text:span><text:span text:style-name="T58"> s</text:span><text:span text:style-name="T64">tandard</text:span><text:span text:style-name="T58"> vehicles.</text:span></text:p>
          </table:table-cell>
        </table:table-row>
        <table:table-row>
          <table:table-cell table:style-name="Table8.A7" office:value-type="string">
            <text:p text:style-name="P43">T<text:span text:style-name="T114">ranquilite</text:span></text:p>
            <text:p text:style-name="P14">G<text:span text:style-name="T86">ray, Light Blue Tint</text:span></text:p>
          </table:table-cell>
          <table:table-cell table:style-name="Table8.B7" office:value-type="string">
            <text:p text:style-name="P82"><text:span text:style-name="T1">A </text:span><text:span text:style-name="T6">very strong building s</text:span><text:span text:style-name="T7">tone</text:span><text:span text:style-name="T6"> of reasonable abundance. Often </text:span><text:span text:style-name="T67">mixed in t</text:span><text:span text:style-name="T68">race</text:span><text:span text:style-name="T67"> amounts </text:span><text:span text:style-name="T68">and</text:span><text:span text:style-name="T67"> then placed as</text:span><text:span text:style-name="T6"> individual bricks. </text:span><text:span text:style-name="T7">Emanates a calming, serene energy </text:span><text:span text:style-name="T29">and shelters against magic</text:span><text:span text:style-name="T17">.</text:span></text:p>
          </table:table-cell>
        </table:table-row>
        <table:table-row>
          <table:table-cell table:style-name="Table8.A7" office:value-type="string">
            <text:p text:style-name="P47">W<text:span text:style-name="T114">ardium</text:span></text:p>
            <text:p text:style-name="P20">Light Brown, Red Tint</text:p>
          </table:table-cell>
          <table:table-cell table:style-name="Table8.B7" office:value-type="string">
            <text:p text:style-name="P84"><text:span text:style-name="T19">Spells and magical energies are instantly deflected and distorted from this stone. It cannot be used to produce magical artifacts, but may be used i</text:span><text:span text:style-name="T18">n</text:span><text:span text:style-name="T19"> warding chambers, p</text:span><text:span text:style-name="T18">ractice</text:span><text:span text:style-name="T19"> arenas, beast stables, magic prisons, etc.</text:span></text:p>
          </table:table-cell>
        </table:table-row>
      </table:table>
      <text:p text:style-name="P9"/>
      <text:h text:style-name="P89" text:outline-level="2">Magic Liquids</text:h>
      <text:p text:style-name="P9"/>
      <table:table table:name="Table5" table:style-name="Table5">
        <table:table-column table:style-name="Table5.A"/>
        <table:table-column table:style-name="Table5.B"/>
        <table:table-row table:style-name="Table5.1">
          <table:table-cell table:style-name="Table5.A1" office:value-type="string">
            <text:p text:style-name="P71">Minerals</text:p>
          </table:table-cell>
          <table:table-cell table:style-name="Table5.B1" office:value-type="string">
            <text:p text:style-name="P69">Description</text:p>
          </table:table-cell>
        </table:table-row>
        <table:table-row>
          <table:table-cell table:style-name="Table5.A5" office:value-type="string">
            <text:p text:style-name="P37">A<text:span text:style-name="T102">rcanus</text:span></text:p>
            <text:p text:style-name="P18">L<text:span text:style-name="T102">ight Blue Liquid</text:span></text:p>
          </table:table-cell>
          <table:table-cell table:style-name="Table5.B2" office:value-type="string">
            <text:p text:style-name="P85"><text:span text:style-name="T30">R</text:span><text:span text:style-name="T35">eacts strongly to mental energies nearby, particularly any concentration or focus directed at it, </text:span><text:span text:style-name="T34">and </text:span><text:span text:style-name="T35">tends to remain pooled while doing so. </text:span><text:span text:style-name="T34">R</text:span><text:span text:style-name="T35">epels itself f</text:span><text:span text:style-name="T34">rom chaotic focus, but can be controlled with steady focus</text:span><text:span text:style-name="T35">.</text:span></text:p>
          </table:table-cell>
        </table:table-row>
        <text:soft-page-break/>
        <table:table-row>
          <table:table-cell table:style-name="Table5.A5" office:value-type="string">
            <text:p text:style-name="P37">E<text:span text:style-name="T100">lectra</text:span></text:p>
            <text:p text:style-name="P18">Y<text:span text:style-name="T100">ellow-Blue Liquid</text:span></text:p>
          </table:table-cell>
          <table:table-cell table:style-name="Table5.B5" office:value-type="string">
            <text:p text:style-name="P85"><text:span text:style-name="T15">A </text:span><text:span text:style-name="T30">viscous, plasma-like</text:span><text:span text:style-name="T15"> </text:span><text:span text:style-name="T30">liquid that sparks with tendrils of electricity. </text:span><text:span text:style-name="T56">It is a d</text:span><text:span text:style-name="T30">angerous material, but generates free energy </text:span><text:span text:style-name="T65">that</text:span><text:span text:style-name="T30"> dispenses on contact with conductive material.</text:span></text:p>
          </table:table-cell>
        </table:table-row>
        <table:table-row>
          <table:table-cell table:style-name="Table5.A5" office:value-type="string">
            <text:p text:style-name="P37">P<text:span text:style-name="T103">hantasia</text:span></text:p>
            <text:p text:style-name="P21">Pure Water, Transparent</text:p>
          </table:table-cell>
          <table:table-cell table:style-name="Table5.B5" office:value-type="string">
            <text:p text:style-name="P85"><text:span text:style-name="T31">A </text:span><text:span text:style-name="T32">nearly invisible liquid that is otherwise similar to water, but slightly more viscous. Stores illusion magic extremely well, and is easy to enchant as such.</text:span></text:p>
          </table:table-cell>
        </table:table-row>
        <table:table-row>
          <table:table-cell table:style-name="Table5.A5" office:value-type="string">
            <text:p text:style-name="P37">W<text:span text:style-name="T101">arpglass</text:span></text:p>
            <text:p text:style-name="P18">M<text:span text:style-name="T101">irror Coating</text:span></text:p>
          </table:table-cell>
          <table:table-cell table:style-name="Table5.B5" office:value-type="string">
            <text:p text:style-name="P85"><text:span text:style-name="T14">A </text:span><text:span text:style-name="T31">viscous </text:span><text:span text:style-name="T45">adhesive</text:span><text:span text:style-name="T31"> with a perfectly reflective surface. Typically used to coat something w</text:span><text:span text:style-name="T45">ith</text:span><text:span text:style-name="T31"> a mirror</text:span><text:span text:style-name="T46">ed surface, </text:span><text:span text:style-name="T47">often </text:span><text:span text:style-name="T48">enchanted to be </text:span><text:span text:style-name="T47">one-directional</text:span><text:span text:style-name="T31">. Reflects spells and energies; </text:span><text:span text:style-name="T49">can s</text:span><text:span text:style-name="T31">tore illusion</text:span><text:span text:style-name="T48">s</text:span><text:span text:style-name="T31"> with effort.</text:span></text:p>
          </table:table-cell>
        </table:table-row>
      </table:table>
      <text:p text:style-name="P5"/>
      <text:h text:style-name="Heading_20_2" text:outline-level="2"><text:span text:style-name="T110">Other Magic </text:span><text:span text:style-name="T111">M</text:span><text:span text:style-name="T112">aterials</text:span></text:h>
      <text:p text:style-name="P4"/>
      <table:table table:name="Table1" table:style-name="Table1">
        <table:table-column table:style-name="Table1.A"/>
        <table:table-column table:style-name="Table1.B"/>
        <table:table-row table:style-name="Table1.1">
          <table:table-cell table:style-name="Table1.A1" office:value-type="string">
            <text:p text:style-name="P66">O<text:span text:style-name="T98">ther Materials</text:span></text:p>
          </table:table-cell>
          <table:table-cell table:style-name="Table1.B1" office:value-type="string">
            <text:p text:style-name="P68">Description</text:p>
          </table:table-cell>
        </table:table-row>
        <table:table-row>
          <table:table-cell table:style-name="Table1.A5" office:value-type="string">
            <text:p text:style-name="P35">C<text:span text:style-name="T93">inderwood</text:span></text:p>
            <text:p text:style-name="P27"><text:span text:style-name="T76">Dark </text:span><text:span text:style-name="T74">B</text:span><text:span text:style-name="T75">rown </text:span><text:span text:style-name="T76">Wood</text:span></text:p>
          </table:table-cell>
          <table:table-cell table:style-name="Table1.B5" office:value-type="string">
            <text:p text:style-name="P82"><text:span text:style-name="T6">C</text:span><text:span text:style-name="T28">inderwood</text:span><text:span text:style-name="T27"> is a dense, durable wood similar to mahogany. </text:span><text:span text:style-name="T28">It possesses strong nature, life, and wood-aligned energy and is extremely resistant to natural and magical elements. Repairs itself over time.</text:span></text:p>
          </table:table-cell>
        </table:table-row>
        <table:table-row>
          <table:table-cell table:style-name="Table1.A5" office:value-type="string">
            <text:p text:style-name="P39">D<text:span text:style-name="T91">ampwood</text:span></text:p>
            <text:p text:style-name="P11">B<text:span text:style-name="T91">rown, Earthy Wood</text:span></text:p>
          </table:table-cell>
          <table:table-cell table:style-name="Table1.B5" office:value-type="string">
            <text:p text:style-name="P87"><text:span text:style-name="T5">A</text:span><text:span text:style-name="T16">bsorbs nearby sounds, reducing volume significantly, </text:span><text:span text:style-name="T66">and is good for warding enchantments</text:span><text:span text:style-name="T16">. C</text:span><text:span text:style-name="T36">an create</text:span><text:span text:style-name="T16"> sound-proof environments. </text:span><text:span text:style-name="T66">S</text:span><text:span text:style-name="T36">imple enchantments can allow filters or absorption limits</text:span><text:span text:style-name="T16">.</text:span></text:p>
          </table:table-cell>
        </table:table-row>
        <table:table-row>
          <table:table-cell table:style-name="Table1.A5" office:value-type="string">
            <text:p text:style-name="P34">D<text:span text:style-name="T99">ruidis</text:span></text:p>
            <text:p text:style-name="P22">D<text:span text:style-name="T93">ark Red-Brown Wood</text:span></text:p>
          </table:table-cell>
          <table:table-cell table:style-name="Table1.B5" office:value-type="string">
            <text:p text:style-name="P74">C<text:span text:style-name="T93">hannels spells and magical energy extremely well. It has almost no resistance, making it an ideal choice for many enchantments and channeling devices such as wands and staves.</text:span></text:p>
          </table:table-cell>
        </table:table-row>
        <table:table-row>
          <table:table-cell table:style-name="Table1.A5" office:value-type="string">
            <text:p text:style-name="P40">Q<text:span text:style-name="T94">uintessence</text:span></text:p>
            <text:p text:style-name="P23"><text:span text:style-name="T95">Semi-</text:span>T<text:span text:style-name="T94">ransparent, Any Color</text:span></text:p>
          </table:table-cell>
          <table:table-cell table:style-name="Table1.B5" office:value-type="string">
            <text:p text:style-name="P88"><text:span text:style-name="T37">A</text:span><text:span text:style-name="T20"> solidified state of magical essence. T</text:span><text:span text:style-name="T21">here are many types, each with a</text:span><text:span text:style-name="T25">n</text:span><text:span text:style-name="T21"> alchemical field dedicated to it. Each type hold</text:span><text:span text:style-name="T23">s</text:span><text:span text:style-name="T21"> different enchantment </text:span><text:span text:style-name="T38">archetypes</text:span><text:span text:style-name="T21"> </text:span><text:span text:style-name="T22">and can be combined with others </text:span><text:span text:style-name="T23">to c</text:span><text:span text:style-name="T24">reate</text:span><text:span text:style-name="T23"> artifacts</text:span><text:span text:style-name="T21">.</text:span></text:p>
          </table:table-cell>
        </table:table-row>
      </table:table>
      <text:p text:style-name="P4"/>
      <text:h text:style-name="Heading_20_2" text:outline-level="2">R<text:span text:style-name="T106">arities</text:span></text:h>
      <text:p text:style-name="Standard"/>
      <table:table table:name="Table10" table:style-name="Table10">
        <table:table-column table:style-name="Table10.A"/>
        <table:table-column table:style-name="Table10.B" table:number-columns-repeated="4"/>
        <table:table-column table:style-name="Table10.F"/>
        <table:table-row table:style-name="Table10.1">
          <table:table-cell table:style-name="Table10.A1" office:value-type="string">
            <text:p text:style-name="P51">Tier</text:p>
          </table:table-cell>
          <table:table-cell table:style-name="Table10.B1" office:value-type="string">
            <text:p text:style-name="P45"/>
          </table:table-cell>
          <table:table-cell table:style-name="Table10.C1" office:value-type="string">
            <text:p text:style-name="P60"/>
          </table:table-cell>
          <table:table-cell table:style-name="Table10.E1" office:value-type="string">
            <text:p text:style-name="P60"/>
          </table:table-cell>
          <table:table-cell table:style-name="Table10.E1" office:value-type="string">
            <text:p text:style-name="P59"/>
          </table:table-cell>
          <table:table-cell table:style-name="Table10.F1" office:value-type="string">
            <text:p text:style-name="P56"/>
          </table:table-cell>
        </table:table-row>
        <table:table-row table:style-name="Table10.1">
          <table:table-cell table:style-name="Table10.A2" office:value-type="string">
            <text:p text:style-name="P50">1</text:p>
          </table:table-cell>
          <table:table-cell table:style-name="Table10.B2" office:value-type="string">
            <text:p text:style-name="P45">D<text:span text:style-name="T113">ust</text:span></text:p>
          </table:table-cell>
          <table:table-cell table:style-name="Table10.C2" office:value-type="string">
            <text:p text:style-name="P60"/>
          </table:table-cell>
          <table:table-cell table:style-name="Table10.D2" office:value-type="string">
            <text:p text:style-name="P60"/>
          </table:table-cell>
          <table:table-cell table:style-name="Table10.E2" office:value-type="string">
            <text:p text:style-name="P59"/>
          </table:table-cell>
          <table:table-cell table:style-name="Table10.F2" office:value-type="string">
            <text:p text:style-name="P56"/>
          </table:table-cell>
        </table:table-row>
        <table:table-row table:style-name="Table10.1">
          <table:table-cell table:style-name="Table10.A3" office:value-type="string">
            <text:p text:style-name="P50">2</text:p>
          </table:table-cell>
          <table:table-cell table:style-name="Table10.B4" office:value-type="string">
            <text:p text:style-name="P45">D<text:span text:style-name="T113">arkbane</text:span></text:p>
          </table:table-cell>
          <table:table-cell table:style-name="Table10.C3" office:value-type="string">
            <text:p text:style-name="P45">D<text:span text:style-name="T99">ruidis</text:span></text:p>
          </table:table-cell>
          <table:table-cell table:style-name="Table10.E4" office:value-type="string">
            <text:p text:style-name="P45">S<text:span text:style-name="T92">tardust</text:span></text:p>
          </table:table-cell>
          <table:table-cell table:style-name="Table10.E4" office:value-type="string">
            <text:p text:style-name="P45">T<text:span text:style-name="T114">ranquilite</text:span></text:p>
          </table:table-cell>
          <table:table-cell table:style-name="Table10.F3" office:value-type="string">
            <text:p text:style-name="P57"/>
          </table:table-cell>
        </table:table-row>
        <table:table-row table:style-name="Table10.1">
          <table:table-cell table:style-name="Table10.A5" table:number-rows-spanned="2" office:value-type="string">
            <text:p text:style-name="P50">3</text:p>
          </table:table-cell>
          <table:table-cell table:style-name="Table10.B4" office:value-type="string">
            <text:p text:style-name="P41">A<text:span text:style-name="T82">stralite</text:span></text:p>
          </table:table-cell>
          <table:table-cell table:style-name="Table10.C4" office:value-type="string">
            <text:p text:style-name="P41">A<text:span text:style-name="T97">urostone</text:span></text:p>
          </table:table-cell>
          <table:table-cell table:style-name="Table10.E4" office:value-type="string">
            <text:p text:style-name="P41">C<text:span text:style-name="T93">inderwood</text:span></text:p>
          </table:table-cell>
          <table:table-cell table:style-name="Table10.E4" office:value-type="string">
            <text:p text:style-name="P44">D<text:span text:style-name="T91">ampwood</text:span></text:p>
          </table:table-cell>
          <table:table-cell table:style-name="Table10.F4" office:value-type="string">
            <text:p text:style-name="P63">Etherium</text:p>
          </table:table-cell>
        </table:table-row>
        <table:table-row table:style-name="Table10.1">
          <table:covered-table-cell/>
          <table:table-cell table:style-name="Table10.B5" office:value-type="string">
            <text:p text:style-name="P45">E<text:span text:style-name="T100">lectra</text:span></text:p>
          </table:table-cell>
          <table:table-cell table:style-name="Table10.C5" office:value-type="string">
            <text:p text:style-name="P45">N<text:span text:style-name="T114">exflow</text:span></text:p>
          </table:table-cell>
          <table:table-cell table:style-name="Table10.E5" office:value-type="string">
            <text:p text:style-name="P42">P<text:span text:style-name="T103">hantasia</text:span></text:p>
          </table:table-cell>
          <table:table-cell table:style-name="Table10.E5" office:value-type="string">
            <text:p text:style-name="P42">Q<text:span text:style-name="T94">uintessence</text:span></text:p>
          </table:table-cell>
          <table:table-cell table:style-name="Table10.F5" office:value-type="string">
            <text:p text:style-name="P45">W<text:span text:style-name="T101">arpglass</text:span></text:p>
          </table:table-cell>
        </table:table-row>
        <table:table-row table:style-name="Table10.1">
          <table:table-cell table:style-name="Table10.A6" office:value-type="string">
            <text:p text:style-name="P50">4</text:p>
          </table:table-cell>
          <table:table-cell table:style-name="Table10.B7" office:value-type="string">
            <text:p text:style-name="P62"><text:span text:style-name="T83">A</text:span><text:span text:style-name="T85">rcanus</text:span></text:p>
          </table:table-cell>
          <table:table-cell table:style-name="Table10.C6" office:value-type="string">
            <text:p text:style-name="P48">G<text:span text:style-name="T105">ravity Crystals</text:span></text:p>
          </table:table-cell>
          <table:table-cell table:style-name="Table10.E7" office:value-type="string">
            <text:p text:style-name="P49">Wardium</text:p>
          </table:table-cell>
          <table:table-cell table:style-name="Table10.E7" office:value-type="string">
            <text:p text:style-name="P59"/>
          </table:table-cell>
          <table:table-cell table:style-name="Table10.F6" office:value-type="string">
            <text:p text:style-name="P56"/>
          </table:table-cell>
        </table:table-row>
        <table:table-row table:style-name="Table10.1">
          <table:table-cell table:style-name="Table10.A7" office:value-type="string">
            <text:p text:style-name="P50">5</text:p>
          </table:table-cell>
          <table:table-cell table:style-name="Table10.B7" office:value-type="string">
            <text:p text:style-name="P41">I<text:span text:style-name="T89">nfernos</text:span></text:p>
          </table:table-cell>
          <table:table-cell table:style-name="Table10.C7" office:value-type="string">
            <text:p text:style-name="P41">M<text:span text:style-name="T87">agnus</text:span></text:p>
          </table:table-cell>
          <table:table-cell table:style-name="Table10.E7" office:value-type="string">
            <text:p text:style-name="P58"/>
          </table:table-cell>
          <table:table-cell table:style-name="Table10.E7" office:value-type="string">
            <text:p text:style-name="P57"/>
          </table:table-cell>
          <table:table-cell table:style-name="Table10.F7" office:value-type="string">
            <text:p text:style-name="P57"/>
          </table:table-cell>
        </table:table-row>
        <table:table-row table:style-name="Table10.1">
          <table:table-cell table:style-name="Table10.A8" office:value-type="string">
            <text:p text:style-name="P50">6</text:p>
          </table:table-cell>
          <table:table-cell table:style-name="Table10.B8" office:value-type="string">
            <text:p text:style-name="P45">D<text:span text:style-name="T90">emonite</text:span></text:p>
          </table:table-cell>
          <table:table-cell table:style-name="Table10.C8" office:value-type="string">
            <text:p text:style-name="P45">M<text:span text:style-name="T88">ithril</text:span></text:p>
          </table:table-cell>
          <table:table-cell table:style-name="Table10.E8" office:value-type="string">
            <text:p text:style-name="P54"/>
          </table:table-cell>
          <table:table-cell table:style-name="Table10.E8" office:value-type="string">
            <text:p text:style-name="P55"/>
          </table:table-cell>
          <table:table-cell table:style-name="Table10.F8" office:value-type="string">
            <text:p text:style-name="P53"/>
          </table:table-cell>
        </table:table-row>
      </table:table>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loext: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style:page-number="auto" fo:padding="0in" fo:border="none" style:shadow="none">
        <style:tab-stops/>
      </style:paragraph-properties>
      <style:text-properties style:font-name="Liberation Serif" fo:font-family="'Liberation Serif'" style:font-family-generic="roman" style:font-pitch="variable" fo:font-size="28pt" fo:font-weight="bold" officeooo:rsid="07fbf240" style:font-name-asian="Microsoft YaHei" style:font-family-asian="'Microsoft YaHei'" style:font-family-generic-asian="system" style:font-pitch-asian="variable" style:font-size-asian="28pt" style:font-weight-asian="bold" style:font-name-complex="Mangal" style:font-family-complex="Mang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style:text-properties style:font-name="Liberation Serif" fo:font-family="'Liberation Serif'" style:font-family-generic="roman" style:font-pitch="variable" fo:font-size="18pt" fo:font-weight="bold" officeooo:rsid="041a0ac8"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loext:contextual-spacing="false" style:page-number="auto" fo:background-color="#ffffff" style:shadow="none"/>
      <style:text-properties fo:color="#111111" fo:font-size="12pt" fo:font-style="normal" style:text-underline-style="none" fo:font-weight="bold"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7T14:11:50.955000000</meta:creation-date>
    <dc:date>2023-11-06T10:26:24.511000000</dc:date>
    <meta:editing-duration>P35DT4H15M3S</meta:editing-duration>
    <meta:editing-cycles>2612</meta:editing-cycles>
    <meta:generator>LibreOffice/6.3.5.2$Windows_X86_64 LibreOffice_project/dd0751754f11728f69b42ee2af66670068624673</meta:generator>
    <meta:document-statistic meta:table-count="5" meta:image-count="0" meta:object-count="0" meta:page-count="2" meta:paragraph-count="110" meta:word-count="844" meta:character-count="5560" meta:non-whitespace-character-count="4826"/>
  </office:meta>
</office:document-meta>
</file>